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1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L Past Year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L Past Year'.B1" table:end-x="0.389cm" table:end-y="-1385.15cm" draw:z-index="0" draw:style-name="gr1" draw:text-style-name="P1" svg:x1="-2.126cm" svg:y1="-1385.151cm" svg:x2="4.091cm" svg:y2="-1385.151cm">
              <text:p/>
            </draw:line>
            <draw:line table:end-cell-address="'PL Past Year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']" xlink:type="simple">period_unit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1" table:number-columns-repeated="2"/>
          <table:table-cell table:style-name="ce13"/>
          <table:table-cell table:style-name="ce15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00/00/00</text:date>, <text:time style:data-style-name="N2" text:time-value="0000-00-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5-01T11:12:14.952000000</dc:date>
    <meta:editing-duration>P1DT6H13M6S</meta:editing-duration>
    <meta:editing-cycles>811</meta:editing-cycles>
    <meta:generator>LibreOffice/4.1.3.2$Windows_x86 LibreOffice_project/70feb7d99726f064edab4605a8ab840c50ec57a</meta:generator>
    <meta:document-statistic meta:table-count="1" meta:cell-count="28" meta:object-count="2"/>
  </office:meta>
</office:document-meta>
</file>